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4AC0000028FCF97EF05278CB3E7.png" manifest:media-type="image/png"/>
  <manifest:file-entry manifest:full-path="Pictures/1000000000000568000003E723511C02A9A4CF4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Cinématique relativiste.<text:line-break/>Expérience de Michelson et Morley.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23cm" svg:height="12.595cm" svg:x="2.5cm" svg:y="1.578cm">
          <draw:image xlink:href="Pictures/10000001000004AC0000028FCF97EF05278CB3E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8.461cm" svg:height="13.326cm" svg:x="4.77cm" svg:y="1.212cm">
          <draw:image xlink:href="Pictures/1000000000000568000003E723511C02A9A4CF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2H38M38S</meta:editing-duration>
    <meta:editing-cycles>22</meta:editing-cycles>
    <meta:generator>LibreOffice/7.2.7.2$Windows_X86_64 LibreOffice_project/8d71d29d553c0f7dcbfa38fbfda25ee34cce99a2</meta:generator>
    <dc:title>Slide agreg</dc:title>
    <dc:date>2022-06-10T17:04:54.055000000</dc:date>
    <meta:document-statistic meta:object-count="77"/>
  </office:meta>
</office:document-meta>
</file>